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24.07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765cm" svg:height="1.905cm" svg:x="0.635cm" svg:y="13.335cm">
          <text:p text:style-name="P1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5.715cm" svg:y="10.16cm">
          <text:p text:style-name="P1">Pers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0.635cm" svg:y="10.16cm"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10.795cm" svg:y="10.16cm">
          <text:p text:style-name="P1">Remo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3.175cm" svg:y="6.985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15.875cm" svg:y="10.16cm">
          <text:p text:style-name="P1">Remoting Conn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20.955cm" svg:y="10.16cm">
          <text:p text:style-name="P1">Schedu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9:22:13.648474882</meta:creation-date>
    <dc:date>2023-06-23T19:37:22.801001213</dc:date>
    <meta:editing-duration>PT15M48S</meta:editing-duration>
    <meta:editing-cycles>1</meta:editing-cycles>
    <meta:document-statistic meta:object-count="30"/>
    <meta:generator>LibreOffice/7.4.7.2$Linux_X86_64 LibreOffice_project/40$Build-2</meta:generator>
  </office:meta>
</office:document-meta>
</file>